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style:font-name="Arial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exchange rates </text:p>
          </table:table-cell>
          <table:table-cell table:number-columns-repeated="5"/>
          <table:table-cell office:value-type="string">
            <text:p>currency exchange </text:p>
          </table:table-cell>
          <table:table-cell table:style-name="ce1" office:value-type="string">
            <text:p>amount: </text:p>
          </table:table-cell>
          <table:table-cell office:value-type="float" office:value="6.4">
            <text:p>6.4</text:p>
          </table:table-cell>
          <table:table-cell table:number-columns-repeated="2"/>
        </table:table-row>
        <table:table-row table:style-name="ro1">
          <table:table-cell office:value-type="string">
            <text:p>into </text:p>
          </table:table-cell>
          <table:table-cell office:value-type="string">
            <text:p>$</text:p>
          </table:table-cell>
          <table:table-cell office:value-type="string">
            <text:p>euro </text:p>
          </table:table-cell>
          <table:table-cell office:value-type="string">
            <text:p>real </text:p>
          </table:table-cell>
          <table:table-cell office:value-type="string">
            <text:p>SF</text:p>
          </table:table-cell>
          <table:table-cell/>
          <table:table-cell office:value-type="string">
            <text:p><text:s/></text:p>
          </table:table-cell>
          <table:table-cell office:value-type="string">
            <text:p>$</text:p>
          </table:table-cell>
          <table:table-cell office:value-type="string">
            <text:p>euro</text:p>
          </table:table-cell>
          <table:table-cell office:value-type="string">
            <text:p>real</text:p>
          </table:table-cell>
          <table:table-cell office:value-type="string">
            <text:p>SF</text:p>
          </table:table-cell>
        </table:table-row>
        <table:table-row table:style-name="ro1">
          <table:table-cell office:value-type="string">
            <text:p>$</text:p>
          </table:table-cell>
          <table:table-cell table:number-columns-repeated="2" office:value-type="float" office:value="1">
            <text:p>1</text:p>
          </table:table-cell>
          <table:table-cell office:value-type="float" office:value="0.333">
            <text:p>0.333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$</text:p>
          </table:table-cell>
          <table:table-cell table:formula="of:=[.I1]*[.B3]" office:value-type="float" office:value="6.4">
            <text:p>6.4</text:p>
          </table:table-cell>
          <table:table-cell table:formula="of:=[.I1]*[.C3]" office:value-type="float" office:value="6.4">
            <text:p>6.4</text:p>
          </table:table-cell>
          <table:table-cell table:style-name="ce2" table:formula="of:=[.I1]*[.D3]" office:value-type="float" office:value="2.1312">
            <text:p>2.1312</text:p>
          </table:table-cell>
          <table:table-cell table:formula="of:=[.I1]*[.E3]" office:value-type="float" office:value="3.2">
            <text:p>3.2</text:p>
          </table:table-cell>
        </table:table-row>
        <table:table-row table:style-name="ro1">
          <table:table-cell office:value-type="string">
            <text:p>euro</text:p>
          </table:table-cell>
          <table:table-cell table:number-columns-repeated="2" office:value-type="float" office:value="1">
            <text:p>1</text:p>
          </table:table-cell>
          <table:table-cell office:value-type="float" office:value="0.333">
            <text:p>0.333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euro</text:p>
          </table:table-cell>
          <table:table-cell table:formula="of:=[.I1]*[.B4]" office:value-type="float" office:value="6.4">
            <text:p>6.4</text:p>
          </table:table-cell>
          <table:table-cell table:formula="of:=[.I1]*[.C4]" office:value-type="float" office:value="6.4">
            <text:p>6.4</text:p>
          </table:table-cell>
          <table:table-cell table:formula="of:=[.I1]*[.D4]" office:value-type="float" office:value="2.1312">
            <text:p>2.1312</text:p>
          </table:table-cell>
          <table:table-cell table:style-name="ce2" table:formula="of:=[.I1]*[.E4]" office:value-type="float" office:value="3.2">
            <text:p>3.2</text:p>
          </table:table-cell>
        </table:table-row>
        <table:table-row table:style-name="ro1">
          <table:table-cell office:value-type="string">
            <text:p>real </text:p>
          </table:table-cell>
          <table:table-cell table:number-columns-repeated="2" office:value-type="float" office:value="3.003">
            <text:p>3.003</text:p>
          </table:table-cell>
          <table:table-cell office:value-type="float" office:value="1">
            <text:p>1</text:p>
          </table:table-cell>
          <table:table-cell office:value-type="float" office:value="1.502">
            <text:p>1.502</text:p>
          </table:table-cell>
          <table:table-cell/>
          <table:table-cell office:value-type="string">
            <text:p>real</text:p>
          </table:table-cell>
          <table:table-cell table:formula="of:=[.I1]*[.B5]" office:value-type="float" office:value="19.2192">
            <text:p>19.2192</text:p>
          </table:table-cell>
          <table:table-cell table:formula="of:=[.I1]*[.C5]" office:value-type="float" office:value="19.2192">
            <text:p>19.2192</text:p>
          </table:table-cell>
          <table:table-cell table:formula="of:=[.I1]*[.D5]" office:value-type="float" office:value="6.4">
            <text:p>6.4</text:p>
          </table:table-cell>
          <table:table-cell table:style-name="ce2" table:formula="of:=[.I1]*[.E5]" office:value-type="float" office:value="9.6128">
            <text:p>9.6128</text:p>
          </table:table-cell>
        </table:table-row>
        <table:table-row table:style-name="ro1">
          <table:table-cell office:value-type="string">
            <text:p>SF</text:p>
          </table:table-cell>
          <table:table-cell table:number-columns-repeated="2" office:value-type="float" office:value="2">
            <text:p>2</text:p>
          </table:table-cell>
          <table:table-cell office:value-type="float" office:value="0.666">
            <text:p>0.66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F</text:p>
          </table:table-cell>
          <table:table-cell table:formula="of:=[.I1]*[.B6]" office:value-type="float" office:value="12.8">
            <text:p>12.8</text:p>
          </table:table-cell>
          <table:table-cell table:style-name="ce2" table:formula="of:=[.I1]*[.C6]" office:value-type="float" office:value="12.8">
            <text:p>12.8</text:p>
          </table:table-cell>
          <table:table-cell table:style-name="ce2" table:formula="of:=[.I1]*[.D6]" office:value-type="float" office:value="4.2624">
            <text:p>4.2624</text:p>
          </table:table-cell>
          <table:table-cell table:formula="of:=[.I1]*[.E6]" office:value-type="float" office:value="6.4">
            <text:p>6.4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costs: </text:p>
          </table:table-cell>
          <table:table-cell table:number-columns-repeated="10"/>
        </table:table-row>
        <table:table-row table:style-name="ro1">
          <table:table-cell office:value-type="string">
            <text:p>fixed costs </text:p>
          </table:table-cell>
          <table:table-cell office:value-type="string">
            <text:p>40000*3</text:p>
          </table:table-cell>
          <table:table-cell office:value-type="string">
            <text:p>1 central office and 1 regional office</text:p>
          </table:table-cell>
          <table:table-cell table:number-columns-repeated="8"/>
        </table:table-row>
        <table:table-row table:style-name="ro1">
          <table:table-cell office:value-type="string">
            <text:p>number of chips to sell</text:p>
          </table:table-cell>
          <table:table-cell table:number-columns-repeated="10"/>
        </table:table-row>
        <table:table-row table:style-name="ro1">
          <table:table-cell office:value-type="string">
            <text:p>number of PCs to sell </text:p>
          </table:table-cell>
          <table:table-cell table:number-columns-repeated="10"/>
        </table:table-row>
        <table:table-row table:style-name="ro1">
          <table:table-cell office:value-type="string">
            <text:p>variable costs for chips </text:p>
          </table:table-cell>
          <table:table-cell table:formula="of:=[.B11]*()" office:value-type="float" office:value="0">
            <text:p>Err:511</text:p>
          </table:table-cell>
          <table:table-cell table:number-columns-repeated="9"/>
        </table:table-row>
        <table:table-row table:style-name="ro1">
          <table:table-cell office:value-type="string">
            <text:p>variable costs for PCs 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2">12/03/2013</text:date>, <text:time>15:5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hilde </meta:initial-creator>
    <meta:creation-date>2013-03-12T14:34:03</meta:creation-date>
    <dc:date>2013-03-12T15:51:34</dc:date>
    <dc:creator>Mathilde </dc:creator>
    <meta:editing-duration>PT01H01M51S</meta:editing-duration>
    <meta:editing-cycles>2</meta:editing-cycles>
    <meta:generator>OpenOffice.org/3.2$Linux OpenOffice.org_project/320m12$Build-9483</meta:generator>
    <meta:document-statistic meta:table-count="3" meta:cell-count="63" meta:object-count="0"/>
  </office:meta>
</office:document-meta>
</file>